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f0a9d"/>
    </style:style>
    <style:style style:name="P3" style:family="paragraph" style:parent-style-name="Heading_20_1">
      <style:paragraph-properties fo:line-height="150%" fo:text-align="center" style:justify-single-word="false"/>
    </style:style>
    <style:style style:name="P4" style:family="paragraph" style:parent-style-name="Text_20_body">
      <style:paragraph-properties fo:line-height="150%"/>
      <style:text-properties officeooo:rsid="001b399e" officeooo:paragraph-rsid="001cfffc"/>
    </style:style>
    <style:style style:name="P5" style:family="paragraph" style:parent-style-name="Text_20_body">
      <style:paragraph-properties fo:line-height="150%"/>
      <style:text-properties officeooo:rsid="001cfffc" officeooo:paragraph-rsid="001cfffc"/>
    </style:style>
    <style:style style:name="P6" style:family="paragraph" style:parent-style-name="Text_20_body">
      <style:paragraph-properties fo:line-height="150%" fo:text-align="start" style:justify-single-word="false"/>
      <style:text-properties officeooo:rsid="001cfffc" officeooo:paragraph-rsid="001f0a9d"/>
    </style:style>
    <style:style style:name="P7" style:family="paragraph" style:parent-style-name="Text_20_body">
      <style:paragraph-properties fo:text-align="start" style:justify-single-word="false"/>
      <style:text-properties officeooo:paragraph-rsid="001f0a9d"/>
    </style:style>
    <style:style style:name="P8" style:family="paragraph" style:parent-style-name="Text_20_body">
      <style:paragraph-properties fo:line-height="150%"/>
      <style:text-properties officeooo:rsid="001d33a5" officeooo:paragraph-rsid="001d33a5"/>
    </style:style>
    <style:style style:name="P9" style:family="paragraph" style:parent-style-name="Text_20_body">
      <style:paragraph-properties fo:line-height="150%" fo:text-align="start" style:justify-single-word="false"/>
      <style:text-properties officeooo:rsid="001d33a5" officeooo:paragraph-rsid="001d33a5"/>
    </style:style>
    <style:style style:name="P10" style:family="paragraph" style:parent-style-name="Text_20_body">
      <style:paragraph-properties fo:line-height="150%" fo:text-align="start" style:justify-single-word="false"/>
      <style:text-properties officeooo:rsid="001f0a9d" officeooo:paragraph-rsid="001f0a9d"/>
    </style:style>
    <style:style style:name="P11" style:family="paragraph" style:parent-style-name="Text_20_body">
      <style:paragraph-properties fo:text-align="start" style:justify-single-word="false"/>
      <style:text-properties officeooo:rsid="001f0a9d" officeooo:paragraph-rsid="001f0a9d"/>
    </style:style>
    <style:style style:name="P12" style:family="paragraph" style:parent-style-name="Title">
      <style:paragraph-properties fo:line-height="150%"/>
    </style:style>
    <style:style style:name="T1" style:family="text">
      <style:text-properties officeooo:rsid="001cfffc"/>
    </style:style>
    <style:style style:name="T2" style:family="text">
      <style:text-properties officeooo:rsid="001f0a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efixos-css</text:p>
      <text:p text:style-name="P4">Os prefixos css tem a função de direcionar um estilo / funcionalidade para um browser especifico, fazendo com que apenas o browser selecionado interprete aquela instrução css ao mesmo tempo que os outros browsers ignoram <text:span text:style-name="T1">ela, basicamente os prefixos indicam para cada browser instruções e estilos especificos.</text:span></text:p>
      <text:p text:style-name="P4"><text:span text:style-name="T1">Colocando esses prefixos antes das propriedades estamos garantindo que cada browser tenha uma implementação de estilo personalizada, ou seja, cada browser vai ganhar um tipo de estilo diferente, evitando que algum tipo de propriedade de erro ou seja interpretada de forma errada caso o browser não a suporte.</text:span></text:p>
      <text:p text:style-name="P8">Esses prefixos são usados para implementar recursos css novos que ainda estão instaveis</text:p>
      <text:p text:style-name="P5">Os prefixos mais usados e comuns são: -webkit, -moz, -o, e -ms</text:p>
      <text:p text:style-name="P5">________________________________________________________________________________</text:p>
      <text:h text:style-name="P3" text:outline-level="1">-Webkit</text:h>
      <text:p text:style-name="P9">O -webkit é o prefixo usado pelo google chrome, safari e versões mais recentes do opera, ou seja, as propriedades que possuirem -webkit serão lidas e interpretadas somente pelos browsers acima, os outros irão apenas desconsidera-las</text:p>
      <text:p text:style-name="P10">(Chrome – Safari – Versões mais recentes do opera)</text:p>
      <text:p text:style-name="P6">________________________________________________________________________________</text:p>
      <text:h text:style-name="P1" text:outline-level="1">-moz</text:h>
      <text:p text:style-name="P11">O -moz é o prefixo usado pelo Firefox (mozilla), ou seja, as propriedades que possuirem -moz serão lidas e interpretadas somente pelo firefox</text:p>
      <text:p text:style-name="P11">(Firefox)</text:p>
      <text:p text:style-name="P6">________________________________________________________________________________</text:p>
      <text:h text:style-name="P2" text:outline-level="1">-<text:span text:style-name="T2">o</text:span></text:h>
      <text:p text:style-name="P7"><text:span text:style-name="T2">-o é o prefixo usado pelas versões mais antigas do Opera, ou seja, as propriedades que possuirem -o serão lidas e interpretadas somente pelas versões antigas do Opera</text:span></text:p>
      <text:p text:style-name="P11">(Versões antigas do Opera)</text:p>
      <text:p text:style-name="P6"><text:soft-page-break/>________________________________________________________________________________</text:p>
      <text:h text:style-name="P1" text:outline-level="1">-<text:span text:style-name="T2">ms</text:span></text:h>
      <text:p text:style-name="P11">O -ms é o prefixo usado pelo Internet Explorer, ou seja, as propriedades que possuirem -ms serão lidas e interpretadas somente pelo Internet Explorer</text:p>
      <text:p text:style-name="P6">________________________________________________________________________________</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3T06:19:30.931485976</meta:creation-date>
    <dc:date>2022-07-23T08:13:33.303203815</dc:date>
    <meta:editing-duration>PT12M16S</meta:editing-duration>
    <meta:editing-cycles>2</meta:editing-cycles>
    <meta:generator>LibreOffice/7.3.4.2$Linux_X86_64 LibreOffice_project/30$Build-2</meta:generator>
    <meta:document-statistic meta:table-count="0" meta:image-count="0" meta:object-count="0" meta:page-count="2" meta:paragraph-count="21" meta:word-count="253" meta:character-count="1967" meta:non-whitespace-character-count="1733"/>
  </office:meta>
</office:document-meta>
</file>